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120.39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87.05mm"/>
    </style:style>
    <style:style style:name="co6" style:family="table-column">
      <style:table-column-properties fo:break-before="auto" style:column-width="112.18mm"/>
    </style:style>
    <style:style style:name="co7" style:family="table-column">
      <style:table-column-properties fo:break-before="auto" style:column-width="83.61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33.3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70c0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0070c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racter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office:value-type="string" calcext:value-type="string">
            <text:p>Charac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Size determined by equip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ur</text:p>
          </table:table-cell>
          <table:table-cell office:value-type="string" calcext:value-type="string">
            <text:p>Helm, Chestplate, Legs, Boots, Gloves, Backpa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MH, OH, Ranged, Amm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Ring, Necklace, Bracers, Earr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ks</text:p>
          </table:table-cell>
          <table:table-cell office:value-type="string" calcext:value-type="string">
            <text:p>SPECIAL Modifiers, Combat Modifiers, Skill Modifiers, General Modifi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Age, Race, Affinity, Features, Soci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SPECIAL, Skills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>
        <table:table-column table:style-name="co4" table:default-cell-style-name="ce13"/>
        <table:table-column table:style-name="co5" table:default-cell-style-name="ce13"/>
        <table:table-column table:style-name="co3" table:number-columns-repeated="1022" table:default-cell-style-name="ce13"/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nge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Trash, Normal, Unusual, Legendary, Unique,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k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How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bility/Uses</text:p>
          </table:table-cell>
          <table:table-cell office:value-type="string" calcext:value-type="string">
            <text:p>Need repaired/recharged? Stock level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um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tive? Negative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attle Axe, Bow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Damage</text:p>
          </table:table-cell>
          <table:table-cell office:value-type="string" calcext:value-type="string">
            <text:p>i.e at 0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i.e .1 * Dex, .9 * St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mo</text:p>
          </table:table-cell>
          <table:table-cell office:value-type="string" calcext:value-type="string">
            <text:p>Arrows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 Effect</text:p>
          </table:table-cell>
          <table:table-cell office:value-type="string" calcext:value-type="string">
            <text:p>Positive? Negativ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edness</text:p>
          </table:table-cell>
          <table:table-cell office:value-type="string" calcext:value-type="string">
            <text:p>1H/2H? Str/Dex req to 1h usual 2h w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eavy, 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loves, Helmet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reduction</text:p>
          </table:table-cell>
          <table:table-cell office:value-type="string" calcext:value-type="string">
            <text:p>i.e at 0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i.e .9 Dex, .1 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 Effect</text:p>
          </table:table-cell>
          <table:table-cell office:value-type="string" calcext:value-type="string">
            <text:p>Positive? Neg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ables</text:p>
          </table:table-cell>
          <table:table-cell office:value-type="string" calcext:value-type="string">
            <text:p>e.g Scroll, jewwele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ip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ic_System" table:style-name="ta1">
        <table:table-column table:style-name="co3" table:number-columns-repeated="1024" table:default-cell-style-name="ce13"/>
        <table:table-row table:style-name="ro1">
          <table:table-cell office:value-type="string" calcext:value-type="string">
            <text:p>Magi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Elemental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Healing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Support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ensive</text:p>
          </table:table-cell>
          <table:covered-table-cell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pells based on circui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c levels use outine + chant to allow mana 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ence can remove need for this, usually less efficent 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 scrolls/imbuned equipment to cast spell faster, no need to imagine shap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 shape for each type of spell. i.e fier shape + wave shape for fire wave and so 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a storage in gems/me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n from air general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sapates when used, all things tend to draw it in until full most will fill up quick from amb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age will be mostly empty in nature due to sheer space avali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tend to have specific affinities - traits released at maximum usage or low control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building" table:style-name="ta1">
        <table:table-column table:style-name="co3" table:default-cell-style-name="ce13"/>
        <table:table-column table:style-name="co6" table:default-cell-style-name="ce13"/>
        <table:table-column table:style-name="co3" table:number-columns-repeated="1022" table:default-cell-style-name="ce1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Arrav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 industrial revoloution equival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ong church-government, belief not vit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pical of children to leave at 15, journey to learn what they will 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gical influence begins for no apaprent ras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ns' begin to invade, following m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na tied to animal traits, based off of area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ilds', 'teams'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_Mechanics" table:style-name="ta1">
        <table:table-column table:style-name="co7" table:default-cell-style-name="ce13"/>
        <table:table-column table:style-name="co8" table:default-cell-style-name="ce13"/>
        <table:table-column table:style-name="co3" table:default-cell-style-name="ce13"/>
        <table:table-column table:style-name="co9" table:default-cell-style-name="ce13"/>
        <table:table-column table:style-name="co10" table:default-cell-style-name="ce13"/>
        <table:table-column table:style-name="co3" table:number-columns-repeated="1019" table:default-cell-style-name="ce13"/>
        <table:table-row table:style-name="ro1">
          <table:table-cell office:value-type="string" calcext:value-type="string">
            <text:p>Grid based 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what turn based, speed determines ac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G gear element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hysical Damage</text:p>
          </table:table-cell>
          <table:table-cell office:value-type="string" calcext:value-type="string">
            <text:p>Heal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durance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Damage Mitig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isma</text:p>
          </table:table-cell>
          <table:table-cell/>
          <table:table-cell office:value-type="string" calcext:value-type="string">
            <text:p>Social</text:p>
          </table:table-cell>
          <table:table-cell office:value-type="string" calcext:value-type="string">
            <text:p>Magial Dam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/>
          <table:table-cell office:value-type="string" calcext:value-type="string">
            <text:p>Magical Damage</text:p>
          </table:table-cell>
          <table:table-cell office:value-type="string" calcext:value-type="string">
            <text:p>Critic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Damage Mitication</text:p>
          </table:table-cell>
          <table:table-cell office:value-type="string" calcext:value-type="string">
            <text:p>Physical Dam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uck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ore for selling/buying/services etc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fynze_000</meta:initial-creator>
    <meta:creation-date>2017-10-08T10:34:48Z</meta:creation-date>
    <dc:date>2018-07-20T17:05:55.683000000</dc:date>
    <meta:editing-cycles>2</meta:editing-cycles>
    <meta:editing-duration>PT10H33M39S</meta:editing-duration>
    <meta:document-statistic meta:table-count="5" meta:cell-count="1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